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fo:font-size="12pt" style:font-size-asian="12pt" style:font-size-complex="12pt"/>
    </style:style>
    <style:style style:name="P3" style:family="paragraph" style:parent-style-name="Standard" style:master-page-name="Standard">
      <style:paragraph-properties style:page-number="auto"/>
      <style:text-properties style:font-name="Cambria" fo:font-size="12pt" style:font-size-asian="12pt" style:font-size-complex="12pt"/>
    </style:style>
    <style:style style:name="P4" style:family="paragraph" style:parent-style-name="Standard">
      <style:paragraph-properties fo:text-align="justify" style:justify-single-word="false"/>
      <style:text-properties style:font-name="Cambria" fo:font-size="12pt" style:font-size-asian="12pt" style:font-size-complex="12pt"/>
    </style:style>
    <style:style style:name="P5" style:family="paragraph" style:parent-style-name="Standard">
      <style:paragraph-properties fo:margin-top="0cm" fo:margin-bottom="0cm" fo:line-height="100%" fo:text-align="justify" style:justify-single-word="false"/>
      <style:text-properties style:font-name="Cambria" fo:font-size="12pt"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DUCCIÓN:</text:p>
      <text:p text:style-name="P2">El primer paso para realizar un proyecto audiovisual de cualquier tipo comienza con la producción. Monocular Films cuenta con un equipo de profesionales que se encargarán de producir todo aquello que nos propongas. Nuestros conocimientos van desde la producción de un cortometraje, hasta la de un spot para televisión.</text:p>
      <text:p text:style-name="P2">DISTRIBUCIÓN:</text:p>
      <text:p text:style-name="P2">La recta final de la realización de un cortometraje es la distribución. Es fácil encontrar los distintos festivales, lo difícil es hacer filtro para saber cuál de todos se ajusta a tu obra, por lo que muchas veces solo obtienes una pérdida de tiempo y dinero. Deja que seamos nosotros los que nos encarguemos de distribuir tu cortometraje para <text:s/>que llegue a todos los festivales posibles. </text:p>
      <text:p text:style-name="P2">MONTAJE:</text:p>
      <text:p text:style-name="P2">La edición puede llegar a convertirse en un rompecabezas que te puede dar varios quebraderos de cabeza si no conoces las técnicas necesarias. Queremos ayudarte. Deja en manos de nuestros montadores el material grabado y ellos se encargaran de dar vida a tu obra audiovisual.</text:p>
      <text:p text:style-name="P2">PUBLICIDAD:</text:p>
      <text:p text:style-name="P5">Ante todo queremos que la imagen que se vea de tu negocio sea la mejor. Tanto si eres una empresa o una agencia de publicidad podemos dar a conocer tu negocio a través del medio al que mejor se adapte a ti. Da igual lo que busques, porque contamos con creativos, fotógrafos y diseñadores gráficos que pueden dar un giro a la imagen de tu empresa. </text:p>
      <text:p text:style-name="P2"/>
      <text:p text:style-name="P1">Enlace Reel</text:p>
      <text:p text:style-name="Standard"><text:a xlink:type="simple" xlink:href="https://vimeo.com/116677704">https://vimeo.com/116677704</text:a></text:p>
      <text:p text:style-name="Standard">&lt;iframe src="//player.vimeo.com/video/116677704?title=0&amp;amp;byline=0&amp;amp;color=c9ff23" width="700" height="394" frameborder="0" webkitallowfullscreen mozallowfullscreen allowfullscreen&gt;&lt;/ifram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dc:creator>Carlos Garrido Vergara</dc:creator>
    <meta:editing-cycles>3</meta:editing-cycles>
    <meta:creation-date>2015-01-12T11:34:00</meta:creation-date>
    <dc:date>2015-01-18T10:36:50.28</dc:date>
    <meta:editing-duration>PT9M33S</meta:editing-duration>
    <meta:generator>OpenOffice/4.0.1$Win32 OpenOffice.org_project/401m5$Build-9714</meta:generator>
    <meta:document-statistic meta:table-count="0" meta:image-count="0" meta:object-count="0" meta:page-count="1" meta:paragraph-count="11" meta:word-count="241" meta:character-count="1603"/>
    <meta:user-defined meta:name="AppVersion">12.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